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SetDocument.setFrameSet( FrameSet set_fram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SetDocument.appendHea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appendTit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ge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Document.get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Document.appendFrameSet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output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ameSetDocument.setDoctype( Doctype set_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getFr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Document.appendHead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appendBod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setBody( Body set_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SetDocument.getCod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Document.output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ameSetDocumen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Document.setHead( Head set_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SetDocument.setCodese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Document.toString( String code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meSetDocument.setHtml( Html set_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appendFrameSe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appendTitle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Document.FrameSetDocumen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Document.setTitle( Title set_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SetDocument.appendBody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Document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Document.FrameS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ameSetDocumen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rameSetDocum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